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í" style:master-page-name="MP0" style:family="paragraph">
      <style:paragraph-properties fo:break-before="page" fo:margin-bottom="0in"/>
    </style:style>
    <style:style style:name="P2" style:parent-style-name="Normální" style:family="paragraph">
      <style:paragraph-properties fo:margin-bottom="0in"/>
    </style:style>
    <style:style style:name="P3" style:parent-style-name="Normální" style:family="paragraph">
      <style:paragraph-properties fo:margin-bottom="0in"/>
    </style:style>
    <style:style style:name="P4" style:parent-style-name="Normální" style:family="paragraph">
      <style:paragraph-properties fo:margin-bottom="0in"/>
    </style:style>
    <style:style style:name="P5" style:parent-style-name="Normální" style:family="paragraph">
      <style:paragraph-properties fo:margin-bottom="0in"/>
    </style:style>
    <style:style style:name="P6" style:parent-style-name="Normální" style:family="paragraph">
      <style:text-properties fo:font-size="18pt" style:font-size-asian="18pt" style:font-size-complex="18pt"/>
    </style:style>
    <style:style style:name="P7" style:parent-style-name="Normální" style:family="paragraph">
      <style:paragraph-properties fo:margin-bottom="0in" fo:line-height="100%"/>
    </style:style>
    <style:style style:name="T8" style:parent-style-name="Standardnípísmoodstavce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9" style:parent-style-name="Standardnípísmoodstavce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10" style:parent-style-name="Standardnípísmoodstavce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1" style:parent-style-name="Normální" style:family="paragraph">
      <style:paragraph-properties fo:margin-bottom="0in" fo:line-height="100%"/>
      <style:text-properties fo:color="#000000" fo:background-color="#FFFFFF"/>
    </style:style>
    <style:style style:name="P12" style:parent-style-name="Normální" style:family="paragraph">
      <style:paragraph-properties fo:margin-bottom="0in" fo:line-height="100%"/>
      <style:text-properties fo:font-weight="bold" style:font-weight-asian="bold" fo:color="#000000" fo:background-color="#FFFFFF"/>
    </style:style>
    <style:style style:name="P13" style:parent-style-name="Normální" style:family="paragraph">
      <style:paragraph-properties fo:margin-bottom="0in"/>
    </style:style>
    <style:style style:name="P14" style:parent-style-name="Normální" style:family="paragraph">
      <style:paragraph-properties fo:margin-bottom="0in"/>
    </style:style>
    <style:style style:name="P15" style:parent-style-name="Normální" style:family="paragraph">
      <style:paragraph-properties fo:margin-bottom="0in"/>
    </style:style>
    <style:style style:name="P16" style:parent-style-name="Normální" style:family="paragraph">
      <style:paragraph-properties fo:margin-bottom="0in"/>
    </style:style>
    <style:style style:name="P17" style:parent-style-name="Normální" style:family="paragraph">
      <style:paragraph-properties fo:margin-bottom="0in"/>
    </style:style>
    <style:style style:name="P18" style:parent-style-name="Normální" style:family="paragraph">
      <style:paragraph-properties fo:margin-bottom="0in"/>
    </style:style>
    <style:style style:name="P19" style:parent-style-name="Normální" style:family="paragraph">
      <style:paragraph-properties fo:margin-bottom="0in"/>
    </style:style>
    <style:style style:name="P20" style:parent-style-name="Normální" style:family="paragraph">
      <style:paragraph-properties fo:margin-bottom="0in"/>
    </style:style>
    <style:style style:name="P21" style:parent-style-name="Normální" style:family="paragraph">
      <style:paragraph-properties fo:margin-bottom="0in"/>
    </style:style>
    <style:style style:name="P22" style:parent-style-name="Normální" style:family="paragraph">
      <style:paragraph-properties fo:margin-bottom="0in"/>
    </style:style>
    <style:style style:name="P23" style:parent-style-name="Normální" style:family="paragraph">
      <style:paragraph-properties fo:margin-bottom="0in"/>
    </style:style>
    <style:style style:name="P24" style:parent-style-name="Normální" style:family="paragraph">
      <style:paragraph-properties fo:margin-bottom="0in"/>
    </style:style>
  </office:automatic-styles>
  <office:body>
    <office:text text:use-soft-page-breaks="true">
      <text:p text:style-name="P1">ke komu:</text:p>
      <text:p text:style-name="P2">Veřejná ochránkyně práv</text:p>
      <text:p text:style-name="P3">Údolní 39</text:p>
      <text:p text:style-name="P4">Brno</text:p>
      <text:p text:style-name="P5">psč 60200</text:p>
      <text:p text:style-name="Normální">datová schránka : jz5adky</text:p>
      <text:p text:style-name="Normální"/>
      <text:p text:style-name="P6">Žádost o<text:s/>informace<text:s/>dle zákona 106/1999 sbírky</text:p>
      <text:p text:style-name="P7">Ve<text:s/>vyrozumění stěžovatele<text:s/><text:s/>pod spisovou značkou 1726/2017/VOP/MKČ-7379/2017, které<text:s/>jste nám poslali dne 16.5.2017 (příloha č1) uvádíte, že<text:s/>se<text:s/>veřejná ochránkyně práv se obrátí <text:s/>se svým <text:s/>dotazem ke světové zdravotnické organizaci ve věci<text:s/>našeho návrhu na zrušení nařízení vlády o ochraně zdraví před neionizujícím zářením.<text:s text:c="2"/><text:span text:style-name="T8">Žádáme Vás o zaslání<text:s/></text:span><text:span text:style-name="T9">tohot</text:span><text:span text:style-name="T10">o dotazu a odpovědi.</text:span><text:s/>Uvítali bychom, kdyby jste ke komunikaci s naším spolkem používali výhradně datovou schránku.</text:p>
      <text:p text:style-name="P11"/>
      <text:p text:style-name="P12"/>
      <text:p text:style-name="P13"/>
      <text:p text:style-name="P14">Děkujeme<text:s/></text:p>
      <text:p text:style-name="P15">V<text:s/>Suchově<text:s/>14.6.2017</text:p>
      <text:p text:style-name="P16"/>
      <text:p text:style-name="P17"/>
      <text:p text:style-name="P18">žádost podává :</text:p>
      <text:p text:style-name="P19"/>
      <text:p text:style-name="P20">Spolek v této věci zastupuje předseda spolku:</text:p>
      <text:p text:style-name="P21"/>
      <text:p text:style-name="P22"/>
      <text:p text:style-name="P23"/>
      <text:p text:style-name="P24">Příloha č1 -zpráva pod spisovou značkou 1726/2017/VOP/MKČ-7379/2017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apple-converted-space" style:display-name="apple-converted-space" style:family="text" style:parent-style-name="Standardnípísmoodstavc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Lenovo</meta:initial-creator>
    <dc:creator>Bádrová Pavlína Mgr.</dc:creator>
    <meta:creation-date>2017-07-27T09:46:00Z</meta:creation-date>
    <dc:date>2017-07-27T09:46:00Z</dc:date>
    <meta:template xlink:href="Normal" xlink:type="simple"/>
    <meta:editing-cycles>2</meta:editing-cycles>
    <meta:editing-duration>PT0S</meta:editing-duration>
    <meta:document-statistic meta:page-count="1" meta:paragraph-count="1" meta:word-count="110" meta:character-count="763" meta:row-count="5" meta:non-whitespace-character-count="654"/>
  </office:meta>
</office:document-meta>
</file>